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2A472C3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3cm" fo:min-width="2.1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2.1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2.1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3cm" fo:min-width="1.6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2.1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9cm" svg:height="27.988cm" draw:transform="rotate (-3.14124358773939) translate (21cm 28.753cm)">
          <draw:image xlink:href="Pictures/10000000000001E0000002802A472C33.jpg" xlink:type="simple" xlink:show="embed" xlink:actuate="onLoad">
            <text:p/>
          </draw:image>
        </draw:frame>
        <draw:line draw:style-name="gr2" draw:text-style-name="P1" draw:layer="layout" svg:x1="17.261cm" svg:y1="28.024cm" svg:x2="17.261cm" svg:y2="26.784cm">
          <text:p/>
        </draw:line>
        <draw:line draw:style-name="gr2" draw:text-style-name="P1" draw:layer="layout" svg:x1="16.518cm" svg:y1="26.909cm" svg:x2="16.517cm" svg:y2="25.173cm">
          <text:p/>
        </draw:line>
        <draw:line draw:style-name="gr2" draw:text-style-name="P1" draw:layer="layout" svg:x1="15.774cm" svg:y1="25.174cm" svg:x2="15.773cm" svg:y2="23.438cm">
          <text:p/>
        </draw:line>
        <draw:line draw:style-name="gr2" draw:text-style-name="P1" draw:layer="layout" svg:x1="15.153cm" svg:y1="23.287cm" svg:x2="15.152cm" svg:y2="21.33cm">
          <text:p/>
        </draw:line>
        <draw:line draw:style-name="gr2" draw:text-style-name="P1" draw:layer="layout" svg:x1="14.533cm" svg:y1="21.331cm" svg:x2="14.532cm" svg:y2="19.595cm">
          <text:p/>
        </draw:line>
        <draw:line draw:style-name="gr2" draw:text-style-name="P1" draw:layer="layout" svg:x1="13.664cm" svg:y1="19.719cm" svg:x2="13.663cm" svg:y2="17.86cm">
          <text:p/>
        </draw:line>
        <draw:line draw:style-name="gr2" draw:text-style-name="P1" draw:layer="layout" svg:x1="12.92cm" svg:y1="17.86cm" svg:x2="12.919cm" svg:y2="15.629cm">
          <text:p/>
        </draw:line>
        <draw:line draw:style-name="gr2" draw:text-style-name="P1" draw:layer="layout" svg:x1="12.299cm" svg:y1="15.688cm" svg:x2="12.298cm" svg:y2="13.646cm">
          <text:p/>
        </draw:line>
        <draw:line draw:style-name="gr2" draw:text-style-name="P1" draw:layer="layout" svg:x1="11.555cm" svg:y1="13.77cm" svg:x2="11.554cm" svg:y2="12.158cm">
          <text:p/>
        </draw:line>
        <draw:line draw:style-name="gr2" draw:text-style-name="P1" draw:layer="layout" svg:x1="10.81cm" svg:y1="12.158cm" svg:x2="10.809cm" svg:y2="9.059cm">
          <text:p/>
        </draw:line>
        <draw:frame draw:style-name="gr3" draw:layer="layout" svg:width="2.674cm" svg:height="1.193cm" draw:transform="rotate (1.5711453926453) translate (12.348cm 20.463cm)">
          <draw:text-box>
            <text:p>50mA</text:p>
          </draw:text-box>
        </draw:frame>
        <draw:frame draw:style-name="gr3" draw:layer="layout" svg:width="2.673cm" svg:height="1.193cm" draw:transform="rotate (1.5711453926453) translate (14.78cm 21.462cm)">
          <draw:text-box>
            <text:p>40mA</text:p>
          </draw:text-box>
        </draw:frame>
        <draw:frame draw:style-name="gr4" draw:layer="layout" svg:width="2.674cm" svg:height="1.24cm" draw:transform="rotate (1.5711453926453) translate (13.666cm 23.881cm)">
          <draw:text-box>
            <text:p>30mA</text:p>
          </draw:text-box>
        </draw:frame>
        <draw:frame draw:style-name="gr3" draw:layer="layout" svg:width="2.674cm" svg:height="1.193cm" draw:transform="rotate (1.5711453926453) translate (16.068cm 25.243cm)">
          <draw:text-box>
            <text:p>20mA</text:p>
          </draw:text-box>
        </draw:frame>
        <draw:frame draw:style-name="gr5" draw:layer="layout" svg:width="2.674cm" svg:height="1.192cm" draw:transform="rotate (1.5711453926453) translate (14.907cm 27.6cm)">
          <draw:text-box>
            <text:p>10mA</text:p>
          </draw:text-box>
        </draw:frame>
        <draw:frame draw:style-name="gr6" draw:layer="layout" svg:width="2.239cm" svg:height="1.193cm" draw:transform="rotate (1.57131992557049) translate (17.51cm 28.279cm)">
          <draw:text-box>
            <text:p>0mA</text:p>
          </draw:text-box>
        </draw:frame>
        <draw:frame draw:style-name="gr3" draw:layer="layout" svg:width="2.674cm" svg:height="1.193cm" draw:transform="rotate (1.5711453926453) translate (9.198cm 12.035cm)">
          <draw:text-box>
            <text:p>90mA</text:p>
          </draw:text-box>
        </draw:frame>
        <draw:frame draw:style-name="gr5" draw:layer="layout" svg:width="2.674cm" svg:height="1.192cm" draw:transform="rotate (1.5711453926453) translate (11.85cm 13.77cm)">
          <draw:text-box>
            <text:p>80mA</text:p>
          </draw:text-box>
        </draw:frame>
        <draw:frame draw:style-name="gr7" draw:layer="layout" svg:width="2.674cm" svg:height="1.191cm" draw:transform="rotate (1.57149445849569) translate (10.859cm 16.249cm)">
          <draw:text-box>
            <text:p>70mA</text:p>
          </draw:text-box>
        </draw:frame>
        <draw:frame draw:style-name="gr5" draw:layer="layout" svg:width="2.673cm" svg:height="1.192cm" draw:transform="rotate (1.57149445849569) translate (13.339cm 17.743cm)">
          <draw:text-box>
            <text:p>60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2:56:38.655581024</dc:date>
    <dc:creator>frederik </dc:creator>
    <meta:document-statistic meta:object-count="21"/>
    <meta:generator>LibreOffice/4.2.8.2$Linux_X86_64 LibreOffice_project/420m0$Build-2</meta:generator>
  </office:meta>
</office:document-meta>
</file>